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72bc"/>
    </style:style>
    <style:style style:name="P1" style:family="paragraph">
      <loext:graphic-properties draw:fill="solid" draw:fill-color="#0072b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polygon draw:style-name="gr1" draw:text-style-name="P1" draw:layer="layout" svg:width="0.895cm" svg:height="0.414cm" svg:x="9.104cm" svg:y="5.898cm" svg:viewBox="0 0 896 415" draw:points="0,415 896,235 82,0">
            <text:p/>
          </draw:polygon>
          <draw:path draw:style-name="gr1" draw:text-style-name="P1" draw:layer="layout" svg:width="8.911cm" svg:height="3.449cm" svg:x="0cm" svg:y="3.275cm" svg:viewBox="0 0 8912 3450" svg:d="M8912 2717h-6481c-155 0-222 166-288 326-22 56-58 144-86 180-50-48-85-276-100-365l-8-50c-50-308-95-632-138-947-191-1375-282-1855-546-1861-333-6-451 562-801 2247l-47 220c-51 250-170 250-220 250h-159l-38 216h197c131 0 364-55 441-425l46-219c216-1038 420-2018 565-2067 125 129 248 1014 339 1667 44 316 88 642 139 952l7 49c40 249 89 560 331 560 155 0 223-168 288-328 25-61 66-161 93-189h6426z">
            <text:p/>
          </draw:path>
          <draw:polygon draw:style-name="gr1" draw:text-style-name="P1" draw:layer="layout" svg:width="2.424cm" svg:height="1.462cm" svg:x="2.638cm" svg:y="4.299cm" svg:viewBox="0 0 2425 1463" draw:points="308,0 1168,0 1196,800 1208,800 1565,0 2425,0 2116,1463 1595,1463 1838,313 1825,313 1283,1463 800,1463 752,313 737,313 494,1463 0,1463">
            <text:p/>
          </draw:polygon>
          <draw:polygon draw:style-name="gr1" draw:text-style-name="P1" draw:layer="layout" svg:width="0.889cm" svg:height="1.462cm" svg:x="4.97cm" svg:y="4.299cm" svg:viewBox="0 0 890 1463" draw:points="890,0 583,1463 0,1463 309,0">
            <text:p/>
          </draw:polygon>
          <draw:path draw:style-name="gr1" draw:text-style-name="P1" draw:layer="layout" svg:width="1.756cm" svg:height="1.462cm" svg:x="5.767cm" svg:y="4.299cm" svg:viewBox="0 0 1757 1463" svg:d="M727 701h142c221 0 294-115 294-212 0-47-23-144-199-144h-163zM1241 0c317 0 516 185 516 434 0 273-223 613-754 613h-334l-87 416h-582l309-1463z">
            <text:p/>
          </draw:path>
          <draw:polygon draw:style-name="gr1" draw:text-style-name="P1" draw:layer="layout" svg:width="1.695cm" svg:height="1.462cm" svg:x="7.522cm" svg:y="4.299cm" svg:viewBox="0 0 1696 1463" draw:points="1696,0 1604,433 1093,433 876,1463 296,1463 513,433 0,433 91,0">
            <text:p/>
          </draw:polygon>
          <draw:polygon draw:style-name="gr1" draw:text-style-name="P1" draw:layer="layout" svg:width="0.216cm" svg:height="0.186cm" svg:x="2.528cm" svg:y="6.389cm" svg:viewBox="0 0 217 187" draw:points="83,0 103,118 103,119 159,0 217,0 188,187 148,187 172,40 170,40 104,187 77,187 56,42 55,40 33,187 0,187 30,0">
            <text:p/>
          </draw:polygon>
          <draw:path draw:style-name="gr1" draw:text-style-name="P1" draw:layer="layout" svg:width="0.16cm" svg:height="0.19cm" svg:x="2.757cm" svg:y="6.386cm" svg:viewBox="0 0 161 191" svg:d="M48 144c6 11 14 14 25 14 9 0 18-3 26-13 13-17 19-51 19-71 0-9-1-21-6-28-4-7-12-14-25-14-12 0-20 5-26 13-13 17-19 50-19 72 0 8 1 17 6 27zM136 14c12 10 25 31 25 64 0 28-10 61-23 79-8 12-28 34-69 34-19 0-36-4-50-20s-19-35-19-58c0-26 5-62 30-88 18-19 37-25 59-25 14 0 31 1 47 14z">
            <text:p/>
          </draw:path>
          <draw:path draw:style-name="gr1" draw:text-style-name="P1" draw:layer="layout" svg:width="0.159cm" svg:height="0.19cm" svg:x="2.919cm" svg:y="6.387cm" svg:viewBox="0 0 160 191" svg:d="M124 55c-2-4-5-10-8-13-9-9-19-10-27-10-6 0-14 1-20 6-3 4-5 8-5 13 0 4 0 6 3 10 2 4 9 8 22 13 11 3 21 4 34 10 5 3 16 9 24 23 3 7 4 17 4 24 0 13-4 31-21 45-16 13-33 15-55 15-14 0-33-1-49-13-8-6-20-18-26-38l39-9c2 5 4 10 9 15 8 10 18 13 29 13 6 0 16-1 23-7 6-5 8-11 8-15 0-5-1-9-3-12s-8-6-19-10c-18-7-45-13-57-33-5-7-8-18-8-25 0-17 8-32 20-42 14-13 34-15 50-15s34 1 52 19c7 7 12 15 17 25z">
            <text:p/>
          </draw:path>
          <draw:path draw:style-name="gr1" draw:text-style-name="P1" draw:layer="layout" svg:width="0.153cm" svg:height="0.19cm" svg:x="3.097cm" svg:y="6.387cm" svg:viewBox="0 0 154 191" svg:d="M117 73c0-8-1-18-6-27s-12-14-24-14c-15 0-25 12-31 25-8 18-12 44-12 63 0 8 1 21 8 30 4 5 12 9 20 9 14 0 31-8 36-37l37 8c-2 9-7 19-13 28-16 25-37 33-62 33-27 0-45-14-55-26-9-14-15-32-15-52 0-29 8-60 24-80 17-20 37-33 67-33 23 0 38 11 45 18 12 13 18 33 18 50z">
            <text:p/>
          </draw:path>
          <draw:path draw:style-name="gr1" draw:text-style-name="P1" draw:layer="layout" svg:width="0.161cm" svg:height="0.19cm" svg:x="3.264cm" svg:y="6.387cm" svg:viewBox="0 0 162 191" svg:d="M49 144c6 11 13 15 25 15 11 0 19-3 27-14 12-17 18-50 18-71 0-7-1-19-6-28-3-6-12-14-25-14-12 0-20 6-27 14-12 17-18 49-18 72 0 8 1 18 6 26zM137 15c11 10 25 30 25 63 0 29-9 61-23 79-8 12-29 34-70 34-18 0-34-4-49-20-14-15-20-34-20-58 0-26 5-62 31-88 18-19 36-25 60-25 13 0 31 1 46 15z">
            <text:p/>
          </draw:path>
          <draw:polygon draw:style-name="gr1" draw:text-style-name="P1" draw:layer="layout" svg:width="0.225cm" svg:height="0.186cm" svg:x="3.449cm" svg:y="6.39cm" svg:viewBox="0 0 226 187" draw:points="153,187 116,187 104,67 55,187 19,187 0,0 39,0 49,125 50,125 99,0 132,0 144,125 145,125 192,0 226,0">
            <text:p/>
          </draw:polygon>
          <draw:polygon draw:style-name="gr1" draw:text-style-name="P1" draw:layer="layout" svg:width="0.071cm" svg:height="0.186cm" svg:x="3.764cm" svg:y="6.389cm" svg:viewBox="0 0 72 187" draw:points="30,0 0,187 42,187 72,0">
            <text:p/>
          </draw:polygon>
          <draw:path draw:style-name="gr1" draw:text-style-name="P1" draw:layer="layout" svg:width="0.172cm" svg:height="0.186cm" svg:x="3.856cm" svg:y="6.389cm" svg:viewBox="0 0 173 187" svg:d="M123 122c0-3-1-13 1-23l15-99h34l-29 187h-36l-50-124-4-14c0 12-2 19-3 26l-16 112h-35l30-187h42z">
            <text:p/>
          </draw:path>
          <draw:path draw:style-name="gr1" draw:text-style-name="P1" draw:layer="layout" svg:width="0.158cm" svg:height="0.19cm" svg:x="4.04cm" svg:y="6.386cm" svg:viewBox="0 0 159 191" svg:d="M123 55c-1-5-5-10-9-13-7-9-19-10-26-10-6 0-13 0-19 6-5 4-6 8-6 13 0 2 1 6 3 8 3 5 9 10 22 14 11 3 22 5 34 10 4 4 19 10 25 23 3 8 6 18 6 25 0 13-6 31-24 44-16 13-32 16-54 16-15 0-33-2-50-14-8-6-20-18-25-37l38-9c1 5 4 9 8 15 9 10 18 12 30 12 7 0 16-1 24-7 6-4 8-10 8-14 0-6-2-10-4-12-3-4-7-6-18-10-19-7-47-13-59-33-3-7-6-18-6-26 0-17 8-31 18-41 16-14 35-15 52-15 15 0 34 1 52 18 8 7 13 15 16 26z">
            <text:p/>
          </draw:path>
          <draw:polygon draw:style-name="gr1" draw:text-style-name="P1" draw:layer="layout" svg:width="0.131cm" svg:height="0.186cm" svg:x="4.231cm" svg:y="6.389cm" svg:viewBox="0 0 132 187" draw:points="132,0 126,34 85,34 61,187 18,187 43,34 0,34 5,0">
            <text:p/>
          </draw:polygon>
          <draw:polygon draw:style-name="gr1" draw:text-style-name="P1" draw:layer="layout" svg:width="0.071cm" svg:height="0.186cm" svg:x="4.364cm" svg:y="6.389cm" svg:viewBox="0 0 72 187" draw:points="30,0 0,187 42,187 72,0">
            <text:p/>
          </draw:polygon>
          <draw:polygon draw:style-name="gr1" draw:text-style-name="P1" draw:layer="layout" svg:width="0.131cm" svg:height="0.186cm" svg:x="4.462cm" svg:y="6.389cm" svg:viewBox="0 0 132 187" draw:points="132,0 126,34 85,34 61,187 19,187 42,34 0,34 6,0">
            <text:p/>
          </draw:polygon>
          <draw:path draw:style-name="gr1" draw:text-style-name="P1" draw:layer="layout" svg:width="0.156cm" svg:height="0.188cm" svg:x="4.605cm" svg:y="6.389cm" svg:viewBox="0 0 157 189" svg:d="M46 102c-2 13-3 20-3 28 0 10 3 16 7 19s10 7 20 7c9 0 19-1 27-12 6-7 8-19 9-30l19-114h32l-16 109c-3 10-4 22-9 37-4 12-10 23-21 30-14 11-31 13-48 13-12 0-27-1-42-11-16-10-21-26-21-42 0-8 0-15 1-22l19-114h43z">
            <text:p/>
          </draw:path>
          <draw:polygon draw:style-name="gr1" draw:text-style-name="P1" draw:layer="layout" svg:width="0.131cm" svg:height="0.186cm" svg:x="4.787cm" svg:y="6.389cm" svg:viewBox="0 0 132 187" draw:points="132,0 126,34 83,34 60,187 18,187 42,34 0,34 5,0">
            <text:p/>
          </draw:polygon>
          <draw:polygon draw:style-name="gr1" draw:text-style-name="P1" draw:layer="layout" svg:width="0.154cm" svg:height="0.186cm" svg:x="4.921cm" svg:y="6.389cm" svg:viewBox="0 0 155 187" draw:points="150,34 66,34 60,74 128,74 122,106 54,106 48,152 132,152 128,187 0,187 30,0 155,0">
            <text:p/>
          </draw:polygon>
          <draw:path draw:style-name="gr1" draw:text-style-name="P1" draw:layer="layout" svg:width="0.16cm" svg:height="0.19cm" svg:x="5.152cm" svg:y="6.387cm" svg:viewBox="0 0 161 191" svg:d="M48 144c6 11 14 14 25 14 9 0 19-2 26-13 13-17 19-51 19-71 0-7-1-19-6-28-4-7-12-14-25-14-12 0-20 5-26 14-12 16-18 49-18 72 0 7 1 18 5 26zM136 14c12 11 25 31 25 64 0 28-10 61-22 79-9 12-29 34-70 34-19 0-36-4-50-20-14-15-19-35-19-58 0-26 5-62 30-88 18-19 37-25 59-25 14 0 31 1 47 14z">
            <text:p/>
          </draw:path>
          <draw:polygon draw:style-name="gr1" draw:text-style-name="P1" draw:layer="layout" svg:width="0.15cm" svg:height="0.186cm" svg:x="5.324cm" svg:y="6.39cm" svg:viewBox="0 0 151 187" draw:points="30,0 0,187 42,187 54,106 118,106 123,74 58,74 66,34 145,34 151,0">
            <text:p/>
          </draw:polygon>
          <draw:path draw:style-name="gr1" draw:text-style-name="P1" draw:layer="layout" svg:width="0.159cm" svg:height="0.186cm" svg:x="5.525cm" svg:y="6.39cm" svg:viewBox="0 0 160 187" svg:d="M57 82h28c8 0 16-1 25-8 6-5 8-12 8-22 0-6-1-10-6-15-5-4-13-5-18-5h-28zM93 0c15 0 39 1 54 15 10 11 13 24 13 34 0 24-11 41-25 52-18 13-42 14-56 14h-27l-10 72h-42l29-187z">
            <text:p/>
          </draw:path>
          <draw:polygon draw:style-name="gr1" draw:text-style-name="P1" draw:layer="layout" svg:width="0.169cm" svg:height="0.186cm" svg:x="5.686cm" svg:y="6.39cm" svg:viewBox="0 0 170 187" draw:points="128,0 117,73 58,73 69,0 29,0 0,187 41,187 52,106 111,106 99,187 139,187 170,0">
            <text:p/>
          </draw:polygon>
          <draw:polygon draw:style-name="gr1" draw:text-style-name="P1" draw:layer="layout" svg:width="0.158cm" svg:height="0.186cm" svg:x="5.864cm" svg:y="6.39cm" svg:viewBox="0 0 159 187" draw:points="122,0 74,71 48,0 0,0 44,107 32,187 73,187 85,107 159,0">
            <text:p/>
          </draw:polygon>
          <draw:path draw:style-name="gr1" draw:text-style-name="P1" draw:layer="layout" svg:width="0.158cm" svg:height="0.19cm" svg:x="5.994cm" svg:y="6.387cm" svg:viewBox="0 0 159 191" svg:d="M124 55c-1-5-5-10-8-13-8-9-19-10-27-10-6 0-13 0-19 6-4 4-6 8-6 13 0 2 2 6 3 8 3 5 9 10 22 14 11 3 22 5 34 11 5 3 18 9 24 22 3 8 6 18 6 25 0 13-6 31-23 45-16 12-33 15-54 15-15 0-34-2-51-14-8-6-20-17-25-37l38-9c1 5 4 10 8 15 10 10 20 12 31 12 8 0 16 0 24-6 6-5 9-11 9-15 0-5-3-10-5-12-2-4-7-6-18-10-19-7-48-13-60-33-4-7-6-18-6-26 0-16 8-31 18-41 17-13 36-15 53-15 15 0 34 1 51 18 8 8 13 16 16 26z">
            <text:p/>
          </draw:path>
          <draw:polygon draw:style-name="gr1" draw:text-style-name="P1" draw:layer="layout" svg:width="0.071cm" svg:height="0.186cm" svg:x="6.163cm" svg:y="6.39cm" svg:viewBox="0 0 72 187" draw:points="30,0 0,187 43,187 72,0">
            <text:p/>
          </draw:polygon>
          <draw:path draw:style-name="gr1" draw:text-style-name="P1" draw:layer="layout" svg:width="0.153cm" svg:height="0.19cm" svg:x="6.245cm" svg:y="6.387cm" svg:viewBox="0 0 154 191" svg:d="M117 71c0-6-1-16-6-25-6-9-13-14-24-14-18 0-26 12-32 24-9 19-12 45-12 64 0 8 1 20 7 29 5 6 12 9 20 9 16 0 33-8 38-37l37 7c-2 11-7 21-13 30-18 24-37 33-63 33-28 0-45-15-54-26-9-14-15-33-15-53 0-29 8-59 24-80 15-19 36-32 65-32 25 0 40 10 47 18 12 12 18 32 18 50z">
            <text:p/>
          </draw:path>
          <draw:path draw:style-name="gr1" draw:text-style-name="P1" draw:layer="layout" svg:width="0.158cm" svg:height="0.19cm" svg:x="6.398cm" svg:y="6.387cm" svg:viewBox="0 0 159 191" svg:d="M124 55c-2-5-5-10-8-13-10-9-21-10-28-10-6 0-14 0-20 6-4 4-5 8-5 13 0 2 0 6 3 8 2 5 9 10 22 14 11 3 20 5 35 11 5 3 16 9 24 22 3 8 4 18 4 25 0 13-4 31-21 45-17 12-35 15-56 15-14 0-33-2-49-14-8-6-20-17-25-37l38-9c1 5 4 10 8 15 9 10 18 12 30 12 6 0 16 0 23-6 6-5 8-11 8-15 0-5-1-10-3-12-3-4-9-6-19-10-18-7-46-13-58-33-4-7-7-18-7-26 0-16 7-31 19-41 15-13 35-15 50-15 17 0 36 1 54 18 7 8 12 16 16 26z">
            <text:p/>
          </draw:path>
          <draw:path draw:style-name="gr1" draw:text-style-name="P1" draw:layer="layout" svg:width="0.156cm" svg:height="0.186cm" svg:x="6.611cm" svg:y="6.39cm" svg:viewBox="0 0 157 187" svg:d="M97 43l9 68h-39zM85 0l-85 187h35l19-44h54l6 44h43l-28-187z">
            <text:p/>
          </draw:path>
          <draw:path draw:style-name="gr1" draw:text-style-name="P1" draw:layer="layout" svg:width="0.173cm" svg:height="0.186cm" svg:x="6.781cm" svg:y="6.39cm" svg:viewBox="0 0 174 187" svg:d="M124 122c0-3-1-13 1-23l16-99h33l-29 187h-35l-50-123-5-15c0 13-1 19-3 27l-16 111h-36l31-187h42z">
            <text:p/>
          </draw:path>
          <draw:path draw:style-name="gr1" draw:text-style-name="P1" draw:layer="layout" svg:width="0.166cm" svg:height="0.186cm" svg:x="6.959cm" svg:y="6.39cm" svg:viewBox="0 0 167 187" svg:d="M48 153h25c12 0 33-2 45-33 4-12 7-28 7-42 0-11-1-28-14-38-8-7-18-8-26-8h-19zM89 0c14 0 40 1 58 19 13 14 20 37 20 61 0 28-10 63-30 83s-42 24-61 24h-76l29-187z">
            <text:p/>
          </draw:path>
          <draw:polygon draw:style-name="gr1" draw:text-style-name="P1" draw:layer="layout" svg:width="0.131cm" svg:height="0.186cm" svg:x="7.205cm" svg:y="6.39cm" svg:viewBox="0 0 132 187" draw:points="5,0 0,34 43,34 18,187 61,187 85,34 126,34 132,0">
            <text:p/>
          </draw:polygon>
          <draw:polygon draw:style-name="gr1" draw:text-style-name="P1" draw:layer="layout" svg:width="0.154cm" svg:height="0.186cm" svg:x="7.324cm" svg:y="6.39cm" svg:viewBox="0 0 155 187" draw:points="29,0 0,187 125,187 130,152 46,152 54,106 119,106 125,74 58,74 64,34 149,34 155,0">
            <text:p/>
          </draw:polygon>
          <draw:path draw:style-name="gr1" draw:text-style-name="P1" draw:layer="layout" svg:width="0.154cm" svg:height="0.19cm" svg:x="7.48cm" svg:y="6.387cm" svg:viewBox="0 0 155 191" svg:d="M117 71c0-6-1-16-6-25s-12-14-23-14c-16 0-26 12-32 24-8 19-13 45-13 64 0 8 1 20 8 29 5 6 12 9 22 9 13 0 30-8 37-37l37 7c-4 11-9 21-15 30-16 24-37 33-60 33-30 0-47-15-55-26-11-14-17-33-17-53 0-29 10-59 25-80 14-19 36-32 66-32 25 0 39 10 46 18 11 12 17 32 18 50z">
            <text:p/>
          </draw:path>
          <draw:polygon draw:style-name="gr1" draw:text-style-name="P1" draw:layer="layout" svg:width="0.169cm" svg:height="0.186cm" svg:x="7.641cm" svg:y="6.39cm" svg:viewBox="0 0 170 187" draw:points="129,0 118,73 60,73 72,0 29,0 0,187 41,187 55,106 112,106 100,187 142,187 170,0">
            <text:p/>
          </draw:polygon>
          <draw:path draw:style-name="gr1" draw:text-style-name="P1" draw:layer="layout" svg:width="0.173cm" svg:height="0.186cm" svg:x="7.816cm" svg:y="6.39cm" svg:viewBox="0 0 174 187" svg:d="M123 122h1c-1-3-1-13 0-23l15-99h35l-30 187h-34l-50-123-5-15h-1c0 13 0 19-2 27l-16 111h-36l30-187h43z">
            <text:p/>
          </draw:path>
          <draw:path draw:style-name="gr1" draw:text-style-name="P1" draw:layer="layout" svg:width="0.16cm" svg:height="0.19cm" svg:x="7.999cm" svg:y="6.387cm" svg:viewBox="0 0 161 191" svg:d="M49 144c5 11 13 14 24 14 10 0 19-2 26-13 12-17 18-51 18-71 0-7 0-19-5-28-4-7-12-14-25-14-11 0-20 5-26 14-12 16-18 49-18 72 0 7 1 18 6 26zM135 14c13 11 26 31 26 64 0 28-10 61-22 79-9 12-31 34-70 34-19 0-36-4-50-20-14-15-19-35-19-58 0-26 5-62 30-88 19-19 37-25 59-25 14 0 30 1 46 14z">
            <text:p/>
          </draw:path>
          <draw:polygon draw:style-name="gr1" draw:text-style-name="P1" draw:layer="layout" svg:width="0.122cm" svg:height="0.186cm" svg:x="8.171cm" svg:y="6.39cm" svg:viewBox="0 0 123 187" draw:points="29,0 0,187 117,187 123,152 46,152 70,0">
            <text:p/>
          </draw:polygon>
          <draw:path draw:style-name="gr1" draw:text-style-name="P1" draw:layer="layout" svg:width="0.16cm" svg:height="0.19cm" svg:x="8.313cm" svg:y="6.387cm" svg:viewBox="0 0 161 191" svg:d="M48 144c6 11 14 14 25 14 9 0 18-2 26-13 12-17 18-51 18-71 0-7-1-19-6-28-4-7-11-14-24-14-12 0-20 5-26 14-13 16-19 49-19 72 0 7 1 18 6 26zM135 14c13 11 26 31 26 64 0 28-10 61-24 79-8 12-29 34-68 34-19 0-36-4-50-20-14-15-19-35-19-58 0-26 5-62 30-88 18-19 37-25 59-25 14 0 30 1 46 14z">
            <text:p/>
          </draw:path>
          <draw:path draw:style-name="gr1" draw:text-style-name="P1" draw:layer="layout" svg:width="0.155cm" svg:height="0.19cm" svg:x="8.491cm" svg:y="6.387cm" svg:viewBox="0 0 156 191" svg:d="M116 65c0-8-3-17-6-22-7-10-16-11-22-11-11 0-19 5-26 14-11 16-19 44-19 73 0 8 1 20 7 28 4 6 11 11 23 11 14 0 22-7 27-13s8-15 10-24h-36l6-33h75l-16 101h-21l-4-21h-1c-3 6-8 9-14 13-10 7-19 10-35 10-10 0-29-2-44-17-12-12-20-31-20-57 0-23 5-50 18-73 9-17 30-44 75-44 15 0 35 4 50 19 7 10 13 24 13 40z">
            <text:p/>
          </draw:path>
          <draw:polygon draw:style-name="gr1" draw:text-style-name="P1" draw:layer="layout" svg:width="0.158cm" svg:height="0.186cm" svg:x="8.665cm" svg:y="6.39cm" svg:viewBox="0 0 159 187" draw:points="122,0 74,71 48,0 0,0 44,107 31,187 73,187 85,107 159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17T17:48:17.297000000</dc:date>
    <meta:editing-duration>PT1H7M50S</meta:editing-duration>
    <meta:editing-cycles>26</meta:editing-cycles>
    <meta:generator>LibreOffice/7.5.0.3$Windows_X86_64 LibreOffice_project/c21113d003cd3efa8c53188764377a8272d9d6de</meta:generator>
    <meta:document-statistic meta:object-count="44"/>
  </office:meta>
</office:document-meta>
</file>